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P7" style:family="paragraph" style:parent-style-name="Standard">
      <style:text-properties officeooo:rsid="002e9776" officeooo:paragraph-rsid="002e9776"/>
    </style:style>
    <style:style style:name="T1" style:family="text">
      <style:text-properties officeooo:rsid="0021067e"/>
    </style:style>
    <style:style style:name="T2" style:family="text">
      <style:text-properties officeooo:rsid="00237119"/>
    </style:style>
    <style:style style:name="T3" style:family="text">
      <style:text-properties officeooo:rsid="00283dfa"/>
    </style:style>
    <style:style style:name="T4" style:family="text">
      <style:text-properties officeooo:rsid="002aab3a"/>
    </style:style>
    <style:style style:name="T5" style:family="text">
      <style:text-properties officeooo:rsid="002cdd7f"/>
    </style:style>
    <style:style style:name="T6" style:family="text">
      <style:text-properties officeooo:rsid="002f356d"/>
    </style:style>
    <style:style style:name="T7" style:family="text">
      <style:text-properties officeooo:rsid="00313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text:span text:style-name="T1">2de2</text:span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text:span text:style-name="T3">2de2</text:span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text:span text:style-name="T4">2de2</text:span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text:span text:style-name="T5">2de2</text:span></text:p>
      <text:p text:style-name="P1"><text:a xlink:type="simple" xlink:href="https://coderprog.com/building-serverless-applications/" text:style-name="Internet_20_link" text:visited-style-name="Visited_20_Internet_20_Link"/></text:p>
      <text:p text:style-name="P7"><text:a xlink:type="simple" xlink:href="https://coderprog.com/aws-development-fundamentals/" text:style-name="Internet_20_link" text:visited-style-name="Visited_20_Internet_20_Link">HTTPS://CODERPROG.COM/AWS-DEVELOPMENT-FUNDAMENTALS/</text:a><text:span text:style-name="T7">2de3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15T17:03:35.703577008</dc:date>
    <meta:editing-duration>PT19M41S</meta:editing-duration>
    <meta:editing-cycles>18</meta:editing-cycles>
    <meta:document-statistic meta:table-count="0" meta:image-count="0" meta:object-count="0" meta:page-count="1" meta:paragraph-count="6" meta:word-count="6" meta:character-count="370" meta:non-whitespace-character-count="370"/>
  </office:meta>
</office:document-meta>
</file>